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0.613cm" fo:min-width="0.465cm"/>
    </style:style>
    <style:style style:name="gr3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0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4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02cm"/>
    </style:style>
    <style:style style:name="gr1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60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48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47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58cm"/>
    </style:style>
    <style:style style:name="gr16" style:family="graphic" style:parent-style-name="objectwithoutfill">
      <style:graphic-properties svg:stroke-width="0.081cm" svg:stroke-color="#3465a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svg:stroke-width="0.106cm" svg:stroke-color="#3465a4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4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48cm"/>
    </style:style>
    <style:style style:name="gr21" style:family="graphic" style:parent-style-name="standard">
      <style:graphic-properties svg:stroke-width="0.106cm" draw:marker-start-width="0.358cm" draw:marker-end-width="0.358cm" draw:textarea-vertical-align="middle" fo:padding-top="0.177cm" fo:padding-bottom="0.177cm" fo:padding-left="0.302cm" fo:padding-right="0.302cm"/>
    </style:style>
    <style:style style:name="gr22" style:family="graphic" style:parent-style-name="standard">
      <style:graphic-properties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8cm" fo:min-width="0.548cm"/>
    </style:style>
    <style:style style:name="gr2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paragraph-properties style:writing-mode="lr-tb"/>
      <style:text-properties fo:font-size="12pt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text-position="0% 100%" fo:font-size="12pt" style:font-size-asian="12pt" style:font-size-complex="12pt"/>
    </style:style>
    <style:style style:name="T3" style:family="text">
      <style:text-properties style:text-position="-33% 58%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text-position="-33% 58%" fo:font-size="13pt" style:font-size-asian="13pt" style:font-size-complex="13pt"/>
    </style:style>
    <style:style style:name="T6" style:family="text">
      <style:text-properties fo:font-size="12pt"/>
    </style:style>
    <style:style style:name="T7" style:family="text">
      <style:text-properties style:text-position="-33% 58%" fo:font-size="12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text-position="-33% 58%" fo:font-size="14pt" style:font-size-asian="14pt" style:font-size-complex="14pt"/>
    </style:style>
    <style:style style:name="T10" style:family="text">
      <style:text-properties style:text-position="-33% 58%" fo:font-size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line draw:style-name="gr1" draw:text-style-name="P1" draw:layer="layout" svg:x1="1.526cm" svg:y1="6.146cm" svg:x2="1.623cm" svg:y2="5.86cm">
            <text:p/>
          </draw:line>
          <draw:line draw:style-name="gr1" draw:text-style-name="P1" draw:layer="layout" svg:x1="1.826cm" svg:y1="6.442cm" svg:x2="1.621cm" svg:y2="5.86cm">
            <text:p/>
          </draw:line>
          <draw:line draw:style-name="gr1" draw:text-style-name="P1" draw:layer="layout" svg:x1="2.226cm" svg:y1="6.476cm" svg:x2="2.431cm" svg:y2="5.894cm">
            <text:p/>
          </draw:line>
          <draw:line draw:style-name="gr1" draw:text-style-name="P1" draw:layer="layout" svg:x1="1.816cm" svg:y1="6.456cm" svg:x2="2.021cm" svg:y2="5.874cm">
            <text:p/>
          </draw:line>
          <draw:line draw:style-name="gr1" draw:text-style-name="P1" draw:layer="layout" svg:x1="2.236cm" svg:y1="6.472cm" svg:x2="2.031cm" svg:y2="5.89cm">
            <text:p/>
          </draw:line>
          <draw:line draw:style-name="gr1" draw:text-style-name="P1" draw:layer="layout" svg:x1="2.641cm" svg:y1="6.473cm" svg:x2="2.436cm" svg:y2="5.891cm">
            <text:p/>
          </draw:line>
          <draw:line draw:style-name="gr1" draw:text-style-name="P1" draw:layer="layout" svg:x1="2.637cm" svg:y1="6.444cm" svg:x2="2.734cm" svg:y2="6.158cm">
            <text:p/>
          </draw:line>
        </draw:g>
        <draw:g xml:id="id3" draw:id="id3">
          <draw:line draw:style-name="gr1" draw:text-style-name="P1" draw:layer="layout" svg:x1="4.181cm" svg:y1="6.649cm" svg:x2="4.181cm" svg:y2="5.659cm">
            <text:p/>
          </draw:line>
          <draw:line draw:style-name="gr1" draw:text-style-name="P1" draw:layer="layout" svg:x1="4.181cm" svg:y1="6.649cm" svg:x2="4.181cm" svg:y2="5.659cm">
            <text:p/>
          </draw:line>
          <draw:line draw:style-name="gr1" draw:text-style-name="P1" draw:layer="layout" svg:x1="4.558cm" svg:y1="6.649cm" svg:x2="4.558cm" svg:y2="5.659cm">
            <text:p/>
          </draw:line>
          <draw:line draw:style-name="gr1" draw:text-style-name="P1" draw:layer="layout" svg:x1="5.067cm" svg:y1="6.161cm" svg:x2="4.555cm" svg:y2="6.153cm">
            <text:p/>
          </draw:line>
          <draw:line draw:style-name="gr1" draw:text-style-name="P1" draw:layer="layout" svg:x1="4.189cm" svg:y1="6.161cm" svg:x2="3.677cm" svg:y2="6.153cm">
            <text:p/>
          </draw:line>
        </draw:g>
        <draw:custom-shape draw:style-name="gr2" draw:text-style-name="P2" xml:id="id2" draw:id="id2" draw:layer="layout" svg:width="1.365cm" svg:height="1.219cm" svg:x="0.148cm" svg:y="7.7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1.436cm" svg:y1="10.39cm" svg:x2="0.183cm" svg:y2="10.399cm">
            <text:p/>
          </draw:line>
          <draw:line draw:style-name="gr1" draw:text-style-name="P1" draw:layer="layout" svg:x1="1.437cm" svg:y1="10.385cm" svg:x2="0.184cm" svg:y2="10.394cm">
            <text:p/>
          </draw:line>
          <draw:line draw:style-name="gr1" draw:text-style-name="P1" draw:layer="layout" svg:x1="0.525cm" svg:y1="10.583cm" svg:x2="1.148cm" svg:y2="10.583cm">
            <text:p/>
          </draw:line>
          <draw:line draw:style-name="gr1" draw:text-style-name="P1" draw:layer="layout" svg:x1="0.693cm" svg:y1="10.749cm" svg:x2="0.992cm" svg:y2="10.749cm">
            <text:p/>
          </draw:line>
          <draw:line draw:style-name="gr1" draw:text-style-name="P1" draw:layer="layout" svg:x1="0.826cm" svg:y1="10.378cm" svg:x2="0.831cm" svg:y2="9.951cm">
            <text:p/>
          </draw:line>
        </draw:g>
        <draw:connector draw:style-name="gr3" draw:text-style-name="P3" draw:layer="layout" svg:x1="1.526cm" svg:y1="6.168cm" svg:x2="0.831cm" svg:y2="7.7cm" draw:start-shape="id1" draw:start-glue-point="3" draw:end-shape="id2" draw:end-glue-point="4" svg:d="M1526 6168h-695v1532" svg:viewBox="0 0 696 1533">
          <text:p/>
        </draw:connector>
        <draw:connector draw:style-name="gr3" draw:text-style-name="P3" draw:layer="layout" svg:x1="2.734cm" svg:y1="6.168cm" svg:x2="3.677cm" svg:y2="6.154cm" draw:start-shape="id1" draw:start-glue-point="1" draw:end-shape="id3" draw:end-glue-point="3" svg:d="M2734 6168h472v-14h471" svg:viewBox="0 0 944 15">
          <text:p/>
        </draw:connector>
        <draw:connector draw:style-name="gr4" draw:text-style-name="P3" xml:id="id13" draw:id="id13" draw:layer="layout" draw:line-skew="0.267cm" svg:x1="0.831cm" svg:y1="8.919cm" svg:x2="5.28cm" svg:y2="9.127cm" draw:start-shape="id2" draw:start-glue-point="8" draw:end-shape="id4" draw:end-glue-point="2" svg:d="M831 8919v1025h4449v-817" svg:viewBox="0 0 4450 1026">
          <text:p/>
        </draw:connector>
        <draw:connector draw:style-name="gr3" draw:text-style-name="P3" draw:layer="layout" svg:x1="5.067cm" svg:y1="6.154cm" svg:x2="6.048cm" svg:y2="6.15cm" draw:start-shape="id3" draw:start-glue-point="1" svg:d="M5067 6154h766v-4h215" svg:viewBox="0 0 982 5">
          <text:p/>
        </draw:connector>
        <draw:frame draw:style-name="gr5" draw:text-style-name="P4" draw:layer="layout" svg:width="0.875cm" svg:height="0.963cm" svg:x="12.115cm" svg:y="6.172cm">
          <draw:text-box>
            <text:p><text:span text:style-name="T1">+</text:span></text:p>
          </draw:text-box>
        </draw:frame>
        <draw:frame draw:style-name="gr5" draw:text-style-name="P4" draw:layer="layout" svg:width="0.875cm" svg:height="0.963cm" svg:x="12.103cm" svg:y="7.142cm">
          <draw:text-box>
            <text:p><text:span text:style-name="T1">-</text:span></text:p>
          </draw:text-box>
        </draw:frame>
        <draw:frame draw:style-name="gr6" draw:text-style-name="P5" draw:layer="layout" svg:width="1.006cm" svg:height="1.114cm" svg:x="0cm" svg:y="6.558cm">
          <draw:text-box>
            <text:p><text:span text:style-name="T2">V</text:span><text:span text:style-name="T3">s</text:span></text:p>
          </draw:text-box>
        </draw:frame>
        <draw:frame draw:style-name="gr7" draw:text-style-name="P6" draw:layer="layout" svg:width="1.108cm" svg:height="1.114cm" svg:x="11.999cm" svg:y="6.588cm">
          <draw:text-box>
            <text:p><text:span text:style-name="T4">v</text:span><text:span text:style-name="T5">O</text:span></text:p>
          </draw:text-box>
        </draw:frame>
        <draw:frame draw:style-name="gr8" draw:text-style-name="P7" draw:layer="layout" svg:width="0.93cm" svg:height="0.826cm" svg:x="1.389cm" svg:y="4.766cm">
          <draw:text-box>
            <text:p><text:span text:style-name="T6">R</text:span><text:span text:style-name="T7">s</text:span></text:p>
          </draw:text-box>
        </draw:frame>
        <draw:frame draw:style-name="gr9" draw:text-style-name="P8" draw:layer="layout" svg:width="1.002cm" svg:height="0.962cm" svg:x="3.661cm" svg:y="4.771cm">
          <draw:text-box>
            <text:p><text:span text:style-name="T8">C</text:span><text:span text:style-name="T9">s</text:span></text:p>
          </draw:text-box>
        </draw:frame>
        <draw:line draw:style-name="gr10" draw:text-style-name="P1" draw:layer="layout" svg:x1="6.718cm" svg:y1="4.926cm" svg:x2="6.088cm" svg:y2="5.757cm">
          <text:p/>
        </draw:line>
        <draw:line draw:style-name="gr11" draw:text-style-name="P1" draw:layer="layout" svg:x1="6.111cm" svg:y1="6.325cm" svg:x2="6.741cm" svg:y2="7.156cm">
          <text:p/>
        </draw:line>
        <draw:g xml:id="id15" draw:id="id15">
          <draw:line draw:style-name="gr1" draw:text-style-name="P1" draw:layer="layout" svg:x1="6.68cm" svg:y1="9.195cm" svg:x2="6.389cm" svg:y2="9.112cm">
            <text:p/>
          </draw:line>
          <draw:line draw:style-name="gr1" draw:text-style-name="P1" draw:layer="layout" svg:x1="6.961cm" svg:y1="8.881cm" svg:x2="6.389cm" svg:y2="9.114cm">
            <text:p/>
          </draw:line>
          <draw:line draw:style-name="gr1" draw:text-style-name="P1" draw:layer="layout" svg:x1="6.975cm" svg:y1="8.479cm" svg:x2="6.383cm" svg:y2="8.303cm">
            <text:p/>
          </draw:line>
          <draw:line draw:style-name="gr1" draw:text-style-name="P1" draw:layer="layout" svg:x1="6.976cm" svg:y1="8.89cm" svg:x2="6.384cm" svg:y2="8.714cm">
            <text:p/>
          </draw:line>
          <draw:line draw:style-name="gr1" draw:text-style-name="P1" draw:layer="layout" svg:x1="6.971cm" svg:y1="8.471cm" svg:x2="6.399cm" svg:y2="8.704cm">
            <text:p/>
          </draw:line>
          <draw:line draw:style-name="gr1" draw:text-style-name="P1" draw:layer="layout" svg:x1="6.952cm" svg:y1="8.066cm" svg:x2="6.38cm" svg:y2="8.299cm">
            <text:p/>
          </draw:line>
          <draw:line draw:style-name="gr1" draw:text-style-name="P1" draw:layer="layout" svg:x1="6.923cm" svg:y1="8.071cm" svg:x2="6.632cm" svg:y2="7.988cm">
            <text:p/>
          </draw:line>
        </draw:g>
        <draw:g xml:id="id6" draw:id="id6">
          <draw:line draw:style-name="gr1" draw:text-style-name="P1" draw:layer="layout" svg:x1="6.728cm" svg:y1="3.513cm" svg:x2="6.437cm" svg:y2="3.43cm">
            <text:p/>
          </draw:line>
          <draw:line draw:style-name="gr1" draw:text-style-name="P1" draw:layer="layout" svg:x1="7.009cm" svg:y1="3.199cm" svg:x2="6.437cm" svg:y2="3.432cm">
            <text:p/>
          </draw:line>
          <draw:line draw:style-name="gr1" draw:text-style-name="P1" draw:layer="layout" svg:x1="7.023cm" svg:y1="2.797cm" svg:x2="6.431cm" svg:y2="2.621cm">
            <text:p/>
          </draw:line>
          <draw:line draw:style-name="gr1" draw:text-style-name="P1" draw:layer="layout" svg:x1="7.024cm" svg:y1="3.208cm" svg:x2="6.432cm" svg:y2="3.032cm">
            <text:p/>
          </draw:line>
          <draw:line draw:style-name="gr1" draw:text-style-name="P1" draw:layer="layout" svg:x1="7.019cm" svg:y1="2.789cm" svg:x2="6.447cm" svg:y2="3.022cm">
            <text:p/>
          </draw:line>
          <draw:line draw:style-name="gr1" draw:text-style-name="P1" draw:layer="layout" svg:x1="7cm" svg:y1="2.384cm" svg:x2="6.428cm" svg:y2="2.617cm">
            <text:p/>
          </draw:line>
          <draw:line draw:style-name="gr1" draw:text-style-name="P1" draw:layer="layout" svg:x1="6.971cm" svg:y1="2.389cm" svg:x2="6.68cm" svg:y2="2.306cm">
            <text:p/>
          </draw:line>
        </draw:g>
        <draw:connector draw:style-name="gr3" draw:text-style-name="P3" draw:layer="layout" draw:line-skew="-1.3cm" svg:x1="8.726cm" svg:y1="2.307cm" svg:x2="6.726cm" svg:y2="2.306cm" draw:start-shape="id5" draw:start-glue-point="0" draw:end-shape="id6" draw:end-glue-point="0" svg:d="M8726 2307v-1851h-2000v1850" svg:viewBox="0 0 2001 1852">
          <text:p/>
        </draw:connector>
        <draw:g xml:id="id4" draw:id="id4">
          <draw:line draw:style-name="gr1" draw:text-style-name="P1" draw:layer="layout" svg:x1="5.282cm" svg:y1="9.127cm" svg:x2="4.991cm" svg:y2="9.044cm">
            <text:p/>
          </draw:line>
          <draw:line draw:style-name="gr1" draw:text-style-name="P1" draw:layer="layout" svg:x1="5.563cm" svg:y1="8.813cm" svg:x2="4.991cm" svg:y2="9.046cm">
            <text:p/>
          </draw:line>
          <draw:line draw:style-name="gr1" draw:text-style-name="P1" draw:layer="layout" svg:x1="5.577cm" svg:y1="8.411cm" svg:x2="4.985cm" svg:y2="8.235cm">
            <text:p/>
          </draw:line>
          <draw:line draw:style-name="gr1" draw:text-style-name="P1" draw:layer="layout" svg:x1="5.578cm" svg:y1="8.822cm" svg:x2="4.986cm" svg:y2="8.646cm">
            <text:p/>
          </draw:line>
          <draw:line draw:style-name="gr1" draw:text-style-name="P1" draw:layer="layout" svg:x1="5.573cm" svg:y1="8.403cm" svg:x2="5.001cm" svg:y2="8.636cm">
            <text:p/>
          </draw:line>
          <draw:line draw:style-name="gr1" draw:text-style-name="P1" draw:layer="layout" svg:x1="5.554cm" svg:y1="7.998cm" svg:x2="4.982cm" svg:y2="8.231cm">
            <text:p/>
          </draw:line>
          <draw:line draw:style-name="gr1" draw:text-style-name="P1" draw:layer="layout" svg:x1="5.525cm" svg:y1="8.003cm" svg:x2="5.234cm" svg:y2="7.92cm">
            <text:p/>
          </draw:line>
        </draw:g>
        <draw:g xml:id="id19" draw:id="id19">
          <draw:line draw:style-name="gr1" draw:text-style-name="P1" draw:layer="layout" svg:x1="5.283cm" svg:y1="3.57cm" svg:x2="4.992cm" svg:y2="3.487cm">
            <text:p/>
          </draw:line>
          <draw:line draw:style-name="gr1" draw:text-style-name="P1" draw:layer="layout" svg:x1="5.564cm" svg:y1="3.256cm" svg:x2="4.992cm" svg:y2="3.489cm">
            <text:p/>
          </draw:line>
          <draw:line draw:style-name="gr1" draw:text-style-name="P1" draw:layer="layout" svg:x1="5.578cm" svg:y1="2.854cm" svg:x2="4.986cm" svg:y2="2.678cm">
            <text:p/>
          </draw:line>
          <draw:line draw:style-name="gr1" draw:text-style-name="P1" draw:layer="layout" svg:x1="5.579cm" svg:y1="3.265cm" svg:x2="4.987cm" svg:y2="3.089cm">
            <text:p/>
          </draw:line>
          <draw:line draw:style-name="gr1" draw:text-style-name="P1" draw:layer="layout" svg:x1="5.574cm" svg:y1="2.846cm" svg:x2="5.002cm" svg:y2="3.079cm">
            <text:p/>
          </draw:line>
          <draw:line draw:style-name="gr1" draw:text-style-name="P1" draw:layer="layout" svg:x1="5.555cm" svg:y1="2.441cm" svg:x2="4.983cm" svg:y2="2.674cm">
            <text:p/>
          </draw:line>
          <draw:line draw:style-name="gr1" draw:text-style-name="P1" xml:id="id7" draw:id="id7" draw:layer="layout" svg:x1="5.526cm" svg:y1="2.446cm" svg:x2="5.235cm" svg:y2="2.363cm">
            <text:p/>
          </draw:line>
          <draw:connector draw:style-name="gr4" draw:text-style-name="P3" draw:layer="layout" draw:line-skew="-0.679cm" svg:x1="5.38cm" svg:y1="2.363cm" svg:x2="6.729cm" svg:y2="0.456cm" draw:start-shape="id7" draw:start-glue-point="0" svg:d="M5380 2363v-1907h1349" svg:viewBox="0 0 1350 1908">
            <text:p/>
          </draw:connector>
        </draw:g>
        <draw:line draw:style-name="gr10" draw:text-style-name="P1" draw:layer="layout" svg:x1="6.661cm" svg:y1="8.008cm" svg:x2="6.671cm" svg:y2="7.073cm">
          <text:p/>
        </draw:line>
        <draw:frame draw:style-name="gr12" draw:text-style-name="P7" draw:layer="layout" svg:width="1.108cm" svg:height="0.826cm" svg:x="4.1cm" svg:y="2.017cm">
          <draw:text-box>
            <text:p><text:span text:style-name="T6">R</text:span><text:span text:style-name="T7">B1</text:span></text:p>
          </draw:text-box>
        </draw:frame>
        <draw:frame draw:style-name="gr13" draw:text-style-name="P7" draw:layer="layout" svg:width="0.985cm" svg:height="0.826cm" svg:x="6.85cm" svg:y="2cm">
          <draw:text-box>
            <text:p><text:span text:style-name="T6">R</text:span><text:span text:style-name="T7">C</text:span></text:p>
          </draw:text-box>
        </draw:frame>
        <draw:frame draw:style-name="gr14" draw:text-style-name="P7" draw:layer="layout" svg:width="1.108cm" svg:height="0.826cm" svg:x="5.61cm" svg:y="7.61cm">
          <draw:text-box>
            <text:p><text:span text:style-name="T6">R</text:span><text:span text:style-name="T7">E1</text:span></text:p>
          </draw:text-box>
        </draw:frame>
        <draw:frame draw:style-name="gr12" draw:text-style-name="P7" draw:layer="layout" svg:width="1.108cm" svg:height="0.826cm" svg:x="4.081cm" svg:y="7.61cm">
          <draw:text-box>
            <text:p><text:span text:style-name="T6">R</text:span><text:span text:style-name="T7">B2</text:span></text:p>
          </draw:text-box>
        </draw:frame>
        <draw:frame draw:style-name="gr15" draw:text-style-name="P9" draw:layer="layout" svg:width="1.158cm" svg:height="1.114cm" svg:x="3.609cm" svg:y="0.1cm">
          <draw:text-box>
            <text:p><text:span text:style-name="T4">V</text:span><text:span text:style-name="T10">cc</text:span></text:p>
          </draw:text-box>
        </draw:frame>
        <draw:line draw:style-name="gr16" draw:text-style-name="P1" xml:id="id8" draw:id="id8" draw:layer="layout" svg:x1="6.728cm" svg:y1="4.937cm" svg:x2="7.998cm" svg:y2="4.932cm">
          <text:p/>
        </draw:line>
        <draw:custom-shape draw:style-name="gr17" draw:text-style-name="P3" draw:layer="layout" svg:width="0.209cm" svg:height="0.264cm" svg:x="5.187cm" svg:y="6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6" draw:id="id16">
          <draw:line draw:style-name="gr1" draw:text-style-name="P1" draw:layer="layout" svg:x1="7.402cm" svg:y1="8.372cm" svg:x2="8.392cm" svg:y2="8.372cm">
            <text:p/>
          </draw:line>
          <draw:line draw:style-name="gr1" draw:text-style-name="P1" draw:layer="layout" svg:x1="7.402cm" svg:y1="8.372cm" svg:x2="8.392cm" svg:y2="8.372cm">
            <text:p/>
          </draw:line>
          <draw:line draw:style-name="gr1" draw:text-style-name="P1" draw:layer="layout" svg:x1="7.402cm" svg:y1="8.749cm" svg:x2="8.392cm" svg:y2="8.749cm">
            <text:p/>
          </draw:line>
          <draw:line draw:style-name="gr1" draw:text-style-name="P1" draw:layer="layout" svg:x1="7.89cm" svg:y1="9.258cm" svg:x2="7.898cm" svg:y2="8.746cm">
            <text:p/>
          </draw:line>
          <draw:line draw:style-name="gr1" draw:text-style-name="P1" draw:layer="layout" svg:x1="7.89cm" svg:y1="8.38cm" svg:x2="7.898cm" svg:y2="7.868cm">
            <text:p/>
          </draw:line>
        </draw:g>
        <draw:line draw:style-name="gr18" draw:text-style-name="P1" draw:layer="layout" svg:x1="6.654cm" svg:y1="7.313cm" svg:x2="7.876cm" svg:y2="7.308cm">
          <text:p/>
        </draw:line>
        <draw:line draw:style-name="gr16" draw:text-style-name="P1" draw:layer="layout" svg:x1="7.89cm" svg:y1="7.282cm" svg:x2="7.89cm" svg:y2="7.919cm">
          <text:p/>
        </draw:line>
        <draw:frame draw:style-name="gr19" draw:text-style-name="P8" draw:layer="layout" svg:width="1.049cm" svg:height="0.962cm" svg:x="7.85cm" svg:y="7.625cm">
          <draw:text-box>
            <text:p><text:span text:style-name="T4">C</text:span><text:span text:style-name="T9">B</text:span></text:p>
          </draw:text-box>
        </draw:frame>
        <draw:frame draw:style-name="gr20" draw:text-style-name="P8" draw:layer="layout" svg:width="1.048cm" svg:height="0.962cm" svg:x="6.261cm" svg:y="5.671cm">
          <draw:text-box>
            <text:p><text:span text:style-name="T2">Q</text:span><text:span text:style-name="T9">1</text:span></text:p>
          </draw:text-box>
        </draw:frame>
        <draw:connector draw:style-name="gr21" draw:text-style-name="P3" draw:layer="layout" svg:x1="5.28cm" svg:y1="7.92cm" svg:x2="5.281cm" svg:y2="3.57cm" draw:start-shape="id4" draw:start-glue-point="0" svg:d="M5280 7920v-2450h1v-1900" svg:viewBox="0 0 2 4351">
          <text:p/>
        </draw:connector>
        <draw:line draw:style-name="gr10" draw:text-style-name="P1" draw:layer="layout" svg:x1="7.998cm" svg:y1="4.163cm" svg:x2="7.977cm" svg:y2="5.648cm">
          <text:p/>
        </draw:line>
        <draw:line draw:style-name="gr10" draw:text-style-name="P1" draw:layer="layout" svg:x1="6.099cm" svg:y1="5.364cm" svg:x2="6.078cm" svg:y2="6.849cm">
          <text:p/>
        </draw:line>
        <draw:line draw:style-name="gr10" draw:text-style-name="P1" draw:layer="layout" svg:x1="8.759cm" svg:y1="5.862cm" svg:x2="7.988cm" svg:y2="5.258cm">
          <text:p/>
        </draw:line>
        <draw:g xml:id="id5" draw:id="id5">
          <draw:line draw:style-name="gr1" draw:text-style-name="P1" draw:layer="layout" svg:x1="8.728cm" svg:y1="3.514cm" svg:x2="8.437cm" svg:y2="3.431cm">
            <text:p/>
          </draw:line>
          <draw:line draw:style-name="gr1" draw:text-style-name="P1" draw:layer="layout" svg:x1="9.009cm" svg:y1="3.2cm" svg:x2="8.437cm" svg:y2="3.433cm">
            <text:p/>
          </draw:line>
          <draw:line draw:style-name="gr1" draw:text-style-name="P1" draw:layer="layout" svg:x1="9.023cm" svg:y1="2.798cm" svg:x2="8.431cm" svg:y2="2.622cm">
            <text:p/>
          </draw:line>
          <draw:line draw:style-name="gr1" draw:text-style-name="P1" draw:layer="layout" svg:x1="9.024cm" svg:y1="3.209cm" svg:x2="8.432cm" svg:y2="3.033cm">
            <text:p/>
          </draw:line>
          <draw:line draw:style-name="gr1" draw:text-style-name="P1" draw:layer="layout" svg:x1="9.019cm" svg:y1="2.79cm" svg:x2="8.447cm" svg:y2="3.023cm">
            <text:p/>
          </draw:line>
          <draw:line draw:style-name="gr1" draw:text-style-name="P1" draw:layer="layout" svg:x1="9cm" svg:y1="2.385cm" svg:x2="8.428cm" svg:y2="2.618cm">
            <text:p/>
          </draw:line>
          <draw:line draw:style-name="gr1" draw:text-style-name="P1" draw:layer="layout" svg:x1="8.971cm" svg:y1="2.39cm" svg:x2="8.68cm" svg:y2="2.307cm">
            <text:p/>
          </draw:line>
        </draw:g>
        <draw:connector draw:style-name="gr4" draw:text-style-name="P3" draw:layer="layout" draw:line-skew="0cm 0.542cm" svg:x1="6.726cm" svg:y1="3.513cm" svg:x2="6.728cm" svg:y2="4.934cm" draw:start-shape="id6" draw:start-glue-point="2" draw:end-shape="id8" draw:end-glue-point="3" svg:d="M6726 3513v714h3v707h-1" svg:viewBox="0 0 4 1422">
          <text:p/>
        </draw:connector>
        <draw:connector draw:style-name="gr22" draw:text-style-name="P3" xml:id="id9" draw:id="id9" draw:layer="layout" svg:x1="8.726cm" svg:y1="3.514cm" svg:x2="8.726cm" svg:y2="3.514cm" draw:start-shape="id5" draw:start-glue-point="2" draw:end-shape="id5" draw:end-glue-point="2" svg:d="M8726 3514z" svg:viewBox="0 0 1 1">
          <text:p/>
        </draw:connector>
        <draw:connector draw:style-name="gr4" draw:text-style-name="P3" xml:id="id10" draw:id="id10" draw:layer="layout" svg:x1="8.726cm" svg:y1="3.514cm" svg:x2="8.736cm" svg:y2="3.763cm" draw:start-shape="id9" draw:start-glue-point="0" svg:d="M8726 3514v501h10v-252" svg:viewBox="0 0 11 502">
          <text:p/>
        </draw:connector>
        <draw:line draw:style-name="gr11" draw:text-style-name="P1" draw:layer="layout" svg:x1="8.698cm" svg:y1="3.959cm" svg:x2="7.99cm" svg:y2="4.636cm">
          <text:p/>
        </draw:line>
        <draw:g xml:id="id11" draw:id="id11">
          <draw:line draw:style-name="gr1" draw:text-style-name="P1" draw:layer="layout" svg:x1="9.914cm" svg:y1="4.461cm" svg:x2="9.897cm" svg:y2="3.471cm">
            <text:p/>
          </draw:line>
          <draw:line draw:style-name="gr1" draw:text-style-name="P1" draw:layer="layout" svg:x1="9.914cm" svg:y1="4.461cm" svg:x2="9.897cm" svg:y2="3.471cm">
            <text:p/>
          </draw:line>
          <draw:line draw:style-name="gr1" draw:text-style-name="P1" draw:layer="layout" svg:x1="10.291cm" svg:y1="4.455cm" svg:x2="10.274cm" svg:y2="3.465cm">
            <text:p/>
          </draw:line>
          <draw:line draw:style-name="gr1" draw:text-style-name="P1" draw:layer="layout" svg:x1="10.792cm" svg:y1="3.958cm" svg:x2="10.28cm" svg:y2="3.959cm">
            <text:p/>
          </draw:line>
          <draw:line draw:style-name="gr1" draw:text-style-name="P1" draw:layer="layout" svg:x1="9.914cm" svg:y1="3.973cm" svg:x2="9.402cm" svg:y2="3.974cm">
            <text:p/>
          </draw:line>
        </draw:g>
        <draw:connector draw:style-name="gr4" draw:text-style-name="P3" draw:layer="layout" draw:line-skew="-1.066cm 0.654cm" svg:x1="8.731cm" svg:y1="4.015cm" svg:x2="9.402cm" svg:y2="3.963cm" draw:start-shape="id10" draw:start-glue-point="0" draw:end-shape="id11" draw:end-glue-point="3" svg:d="M8731 4015v-69h96v17h575" svg:viewBox="0 0 672 70">
          <text:p/>
        </draw:connector>
        <draw:g xml:id="id12" draw:id="id12">
          <draw:line draw:style-name="gr1" draw:text-style-name="P1" draw:layer="layout" svg:x1="11.328cm" svg:y1="7.515cm" svg:x2="11.037cm" svg:y2="7.432cm">
            <text:p/>
          </draw:line>
          <draw:line draw:style-name="gr1" draw:text-style-name="P1" draw:layer="layout" svg:x1="11.609cm" svg:y1="7.201cm" svg:x2="11.037cm" svg:y2="7.434cm">
            <text:p/>
          </draw:line>
          <draw:line draw:style-name="gr1" draw:text-style-name="P1" draw:layer="layout" svg:x1="11.623cm" svg:y1="6.799cm" svg:x2="11.031cm" svg:y2="6.623cm">
            <text:p/>
          </draw:line>
          <draw:line draw:style-name="gr1" draw:text-style-name="P1" draw:layer="layout" svg:x1="11.624cm" svg:y1="7.21cm" svg:x2="11.032cm" svg:y2="7.034cm">
            <text:p/>
          </draw:line>
          <draw:line draw:style-name="gr1" draw:text-style-name="P1" draw:layer="layout" svg:x1="11.619cm" svg:y1="6.791cm" svg:x2="11.047cm" svg:y2="7.024cm">
            <text:p/>
          </draw:line>
          <draw:line draw:style-name="gr1" draw:text-style-name="P1" draw:layer="layout" svg:x1="11.6cm" svg:y1="6.386cm" svg:x2="11.028cm" svg:y2="6.619cm">
            <text:p/>
          </draw:line>
          <draw:line draw:style-name="gr1" draw:text-style-name="P1" draw:layer="layout" svg:x1="11.571cm" svg:y1="6.391cm" svg:x2="11.28cm" svg:y2="6.308cm">
            <text:p/>
          </draw:line>
        </draw:g>
        <draw:connector draw:style-name="gr4" draw:text-style-name="P3" draw:layer="layout" draw:line-skew="-0.559cm" svg:x1="11.326cm" svg:y1="7.515cm" svg:x2="3.055cm" svg:y2="9.944cm" draw:start-shape="id12" draw:start-glue-point="2" draw:end-shape="id13" draw:end-glue-point="0" svg:d="M11326 7515v2423h-8271v6" svg:viewBox="0 0 8272 2430">
          <text:p/>
        </draw:connector>
        <draw:connector draw:style-name="gr4" draw:text-style-name="P3" draw:layer="layout" svg:x1="11.326cm" svg:y1="6.308cm" svg:x2="10.792cm" svg:y2="3.963cm" draw:start-shape="id12" draw:start-glue-point="0" draw:end-shape="id11" draw:end-glue-point="1" svg:d="M11326 6308v-923h17v-1422h-551" svg:viewBox="0 0 552 2346">
          <text:p/>
        </draw:connector>
        <draw:connector draw:style-name="gr4" draw:text-style-name="P3" draw:layer="layout" draw:line-skew="-0.669cm" svg:x1="11.336cm" svg:y1="3.968cm" svg:x2="12.446cm" svg:y2="4.136cm" draw:end-shape="id14" draw:end-glue-point="8" svg:d="M11336 3968h1110v168" svg:viewBox="0 0 1111 169">
          <text:p/>
        </draw:connector>
        <draw:connector draw:style-name="gr4" draw:text-style-name="P3" draw:layer="layout" draw:line-skew="-2.008cm" svg:x1="8.759cm" svg:y1="5.93cm" svg:x2="9.649cm" svg:y2="9.899cm" svg:d="M8759 5930v-23h890v3992" svg:viewBox="0 0 891 3993">
          <text:p/>
        </draw:connector>
        <draw:frame draw:style-name="gr23" draw:text-style-name="P8" draw:layer="layout" svg:width="1.048cm" svg:height="0.998cm" svg:x="7.961cm" svg:y="4.635cm">
          <draw:text-box>
            <text:p><text:span text:style-name="T2">Q</text:span><text:span text:style-name="T9">2</text:span></text:p>
          </draw:text-box>
        </draw:frame>
        <draw:frame draw:style-name="gr9" draw:text-style-name="P8" draw:layer="layout" svg:width="1.019cm" svg:height="0.962cm" svg:x="10.161cm" svg:y="2.971cm">
          <draw:text-box>
            <text:p><text:span text:style-name="T8">C</text:span><text:span text:style-name="T9">2</text:span></text:p>
          </draw:text-box>
        </draw:frame>
        <draw:frame draw:style-name="gr13" draw:text-style-name="P7" draw:layer="layout" svg:width="1.108cm" svg:height="0.826cm" svg:x="8.851cm" svg:y="2cm">
          <draw:text-box>
            <text:p><text:span text:style-name="T6">R</text:span><text:span text:style-name="T7">E2</text:span></text:p>
          </draw:text-box>
        </draw:frame>
        <draw:frame draw:style-name="gr13" draw:text-style-name="P7" draw:layer="layout" svg:width="0.985cm" svg:height="0.826cm" svg:x="10.251cm" svg:y="6cm">
          <draw:text-box>
            <text:p><text:span text:style-name="T6">R</text:span><text:span text:style-name="T7">L</text:span></text:p>
          </draw:text-box>
        </draw:frame>
        <draw:custom-shape draw:style-name="gr24" draw:text-style-name="P2" xml:id="id17" draw:id="id17" draw:layer="layout" svg:width="0.291cm" svg:height="0.265cm" svg:x="12.3cm" svg:y="9.771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xml:id="id14" draw:id="id14" draw:layer="layout" svg:width="0.291cm" svg:height="0.265cm" svg:x="12.3cm" svg:y="3.8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6.678cm" svg:y1="9.195cm" svg:x2="6.683cm" svg:y2="9.944cm" draw:start-shape="id15" draw:start-glue-point="2" svg:d="M6678 9195v650h5v99" svg:viewBox="0 0 6 750">
          <text:p/>
        </draw:connector>
        <draw:connector draw:style-name="gr4" draw:text-style-name="P3" draw:layer="layout" svg:x1="7.897cm" svg:y1="9.258cm" svg:x2="7.892cm" svg:y2="9.944cm" draw:start-shape="id16" draw:start-glue-point="2" svg:d="M7897 9258v618h-5v68" svg:viewBox="0 0 6 687">
          <text:p/>
        </draw:connector>
        <draw:connector draw:style-name="gr4" draw:text-style-name="P3" draw:layer="layout" svg:x1="12.3cm" svg:y1="9.904cm" svg:x2="11.336cm" svg:y2="9.899cm" draw:start-shape="id17" draw:start-glue-point="6" svg:d="M12300 9904h-733v-5h-231" svg:viewBox="0 0 965 6">
          <text:p/>
        </draw:connector>
        <draw:custom-shape draw:style-name="gr24" draw:text-style-name="P2" xml:id="id18" draw:id="id18" draw:layer="layout" svg:width="0.291cm" svg:height="0.265cm" svg:x="4.6cm" svg:y="0.3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line-skew="0.61cm" svg:x1="4.849cm" svg:y1="0.409cm" svg:x2="5.856cm" svg:y2="0.456cm" draw:start-shape="id18" draw:start-glue-point="11" draw:end-shape="id19" draw:end-glue-point="0" svg:d="M4849 409v70h1007v-23" svg:viewBox="0 0 1008 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1T19:41:23.800010842</meta:creation-date>
    <dc:date>2021-05-23T18:13:49.884436087</dc:date>
    <meta:editing-duration>PT5H23M39S</meta:editing-duration>
    <meta:editing-cycles>6</meta:editing-cycles>
    <meta:generator>LibreOffice/6.0.7.3$Linux_X86_64 LibreOffice_project/00m0$Build-3</meta:generator>
    <meta:document-statistic meta:object-count="131"/>
  </office:meta>
</office:document-meta>
</file>